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ignorableWhitespace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etup(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gTransformer.setDocumentLocator(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characters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startElement( String uri , String loc , String raw , Attributes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Transformer.log( String location , String descri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gTransform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